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1pt" style:font-size-asian="11pt" style:font-size-complex="11pt"/>
    </style:style>
    <style:style style:name="P2" style:family="paragraph" style:parent-style-name="Text_20_body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DejaVu Sans Mono" fo:font-size="11pt" style:font-size-asian="11pt" style:font-size-complex="11pt"/>
    </style:style>
    <style:style style:name="P5" style:family="paragraph" style:parent-style-name="Text_20_body">
      <style:paragraph-properties fo:margin-left="2.501cm" fo:margin-right="0cm" fo:text-indent="0cm" style:auto-text-indent="false"/>
      <style:text-properties style:font-name="DejaVu Sans Mono" fo:font-size="11pt" style:font-size-asian="11pt" style:font-size-complex="11pt"/>
    </style:style>
    <style:style style:name="P6" style:family="paragraph" style:parent-style-name="Text_20_body">
      <style:paragraph-properties fo:margin-left="2.501cm" fo:margin-right="0cm" fo:text-indent="0cm" style:auto-text-indent="false" fo:break-before="column"/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1pt" style:font-size-asian="11pt" style:font-size-complex="11pt"/>
    </style:style>
    <style:style style:name="P8" style:family="paragraph" style:parent-style-name="Text_20_body">
      <style:text-properties style:font-name="DejaVu Sans Mono" fo:font-size="11pt" officeooo:paragraph-rsid="001a7a0b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caac" style:font-weight-asian="bold" style:font-weight-complex="bold"/>
    </style:style>
    <style:style style:name="T3" style:family="text">
      <style:text-properties fo:color="#888888"/>
    </style:style>
    <style:style style:name="T4" style:family="text">
      <style:text-properties officeooo:rsid="001a7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. Nuss vo Bümpliz</text:p>
      <text:p text:style-name="P1"><text:span text:style-name="T4">1997 </text:span>Patent Ochsner <text:s/><text:line-break/></text:p>
      <text:p text:style-name="P8"><text:bookmark text:name="line_2"/>G <text:s text:c="9"/>e <text:s text:c="21"/>h<text:tab/><text:tab/><text:tab/><text:tab/><text:tab/><text:tab/><text:span text:style-name="T4">90</text:span></text:p>
      <text:p text:style-name="P8">d'venus vo bümpliz geit duer d'strass <text:bookmark text:name="line_3"/><text:line-break/> <text:s text:c="10"/>D <text:s text:c="15"/>G<text:line-break/>liecht <text:span text:style-name="T4">u</text:span> flüchtig, wie nes gas <text:bookmark text:name="line_4"/><text:line-break/> <text:s text:c="2"/>e <text:s text:c="11"/>h (3/4)<text:line-break/>so unerreichbar höch <text:bookmark text:name="line_5"/><text:line-break/>G <text:s text:c="14"/>e <text:s text:c="11"/><text:line-break/>bockst<text:span text:style-name="T4">ö</text:span>ss<text:span text:style-name="T4">e</text:span>gi himbeerbuebe <text:bookmark text:name="line_6"/><text:line-break/>h <text:s text:c="19"/>D <text:s text:c="15"/>G<text:line-break/>schüch &amp; brav wie schaf <text:span text:style-name="T4">schön</text:span> fönfrisiert <text:bookmark text:name="line_8"/><text:line-break/> <text:s text:c="7"/>e <text:s text:c="10"/>h<text:line-break/>choeme tubetaenzig necher </text:p>
      <text:p text:style-name="P3"><text:line-break/><text:span text:style-name="T1">Prechorus:</text:span><text:line-break/> <text:s text:c="3"/>a <text:s text:c="7"/>a/Gis <text:s text:c="4"/>a/G <text:s text:c="5"/>D/Fis<text:line-break/>u d'spargle wachse i bluetjung morge <text:bookmark text:name="line_10"/><text:line-break/>G <text:s text:c="7"/>D/Fis <text:s text:c="17"/>e <text:s text:c="2"/>F <text:s/>D D <text:s text:c="3"/><text:line-break/>d'sunne chunnt 's wird langsam warm </text:p>
      <text:p text:style-name="P3"/>
      <text:p text:style-name="P1"><text:bookmark text:name="line_11"/>sie het meh als hundert ching <text:bookmark text:name="line_12"/><text:line-break/> <text:s text:c="24"/>(3/4)<text:line-break/>U jede fr<text:span text:style-name="T4">ü</text:span>hlig git's es nöis <text:bookmark text:name="line_13"/><text:line-break/>het d'chiuchefä<text:span text:style-name="T4">i</text:span>schterouge off <text:bookmark text:name="line_14"/><text:line-break/>U macht se zue bi jedem kuss <text:bookmark text:name="line_15"/><text:line-break/></text:p>
      <text:p text:style-name="P3"><text:line-break/>u we sie lachet w<text:span text:style-name="T4">ä</text:span>rde bärge zu schtoub <text:span text:style-name="T3"><text:s/></text:span><text:s/><text:bookmark text:name="line_17"/><text:line-break/>u jedes zäihe läderh<text:span text:style-name="T4">ä</text:span>rz wird weich </text:p>
      <text:p text:style-name="P5"><text:span text:style-name="T1"><text:line-break/> <text:s text:c="3"/>B gm <text:s text:c="4"/>F<text:line-break/></text:span><text:bookmark text:name="line_18"/><text:span text:style-name="T1">d' venus vo bümpliz </text:span><text:bookmark text:name="line_19"/><text:span text:style-name="T1"><text:line-break/> <text:s text:c="6"/>D/Fis <text:s text:c="7"/>gm <text:s text:c="7"/>F<text:line-break/>isch sch</text:span><text:span text:style-name="T2">ö</text:span><text:span text:style-name="T1">n win es füür i dr nacht </text:span><text:bookmark text:name="line_20"/><text:span text:style-name="T1"><text:line-break/> <text:s text:c="6"/>Eb <text:s text:c="5"/>F<text:line-break/>win e rose im schnee </text:span><text:bookmark text:name="line_21"/><text:span text:style-name="T1"><text:line-break/> <text:s text:c="6"/>B gm <text:s text:c="8"/>F<text:line-break/>we se gseh duss in bümpliz </text:span><text:bookmark text:name="line_22"/><text:span text:style-name="T1"><text:line-break/> <text:s text:c="6"/>D/Fis <text:s text:c="6"/>gm <text:s text:c="9"/>F<text:line-break/>de schlat mir mys härz hert i hals <text:line-break/> <text:s text:c="5"/>Eb <text:s text:c="8"/>F <text:s text:c="3"/>G <text:s text:c="2"/>e <text:s/>h D <text:s text:c="4"/>G <text:s text:c="2"/>e h(3/4)<text:line-break/>un i gseh win i ungergah <text:s/>- <text:s text:c="6"/>ja ja</text:span><text:line-break/></text:p>
      <text:p text:style-name="P4"><text:bookmark text:name="line_24"/>sie wohnt im ne huus us glas <text:bookmark text:name="line_25"/><text:line-break/>hinger t<text:span text:style-name="T4">ü</text:span>re ohni schloss <text:bookmark text:name="line_26"/><text:line-break/>gseht d<text:span text:style-name="T4">ü</text:span>r jedi muur <text:bookmark text:name="line_27"/><text:line-break/>d<text:span text:style-name="T4">ä</text:span>nkt wi nes f<text:span text:style-name="T4">ü</text:span>hrw<text:span text:style-name="T4">ä</text:span>rch <text:bookmark text:name="line_28"/>win e zuckerstock <text:bookmark text:name="line_29"/><text:line-break/>l<text:span text:style-name="T4">ä</text:span>bt wine wasserfau </text:p>
      <text:p text:style-name="P3"><text:line-break/>fuer sie git's n<text:span text:style-name="T4">ü</text:span>t, wo's nid git u aus wo's git, git's nid fuer ging <text:bookmark text:name="line_32"/><text:line-break/>sie nimmt's wie's chunnt <text:span text:style-name="T4">u</text:span> lat's la gah </text:p>
      <text:p text:style-name="P6">Chorus <text:s/>ad lib <text:s/>(Solo Streich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1.205cm" fo:margin-left="2cm" fo:margin-right="0.58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1-20T12:34:29</meta:creation-date>
    <dc:date>2019-07-20T12:26:24.488430920</dc:date>
    <meta:editing-duration>PT1H59M4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26" meta:character-count="1455" meta:non-whitespace-character-count="861"/>
  </office:meta>
</office:document-meta>
</file>